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3929in" fo:margin-right="0in" fo:text-indent="0.098in" style:auto-text-indent="false"/>
    </style:style>
    <style:style style:name="P2" style:family="paragraph" style:parent-style-name="Standard" style:master-page-name="Standard">
      <style:paragraph-properties fo:margin-left="0.3929in" fo:margin-right="0in" fo:text-indent="0.098in" style:auto-text-indent="false" style:page-number="1"/>
    </style:style>
    <style:style style:name="P3" style:family="paragraph" style:parent-style-name="Standard">
      <style:paragraph-properties fo:margin-left="0.3929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in" fo:margin-right="0in" fo:text-indent="0.4917in" style:auto-text-indent="false"/>
    </style:style>
    <style:style style:name="P10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11" style:family="paragraph" style:parent-style-name="Frame_20_contents">
      <style:paragraph-properties fo:margin-left="0.5in" fo:margin-right="0in" fo:margin-top="0in" fo:margin-bottom="0in" loext:contextual-spacing="false" fo:line-height="0.1665in" fo:text-align="start" style:justify-single-word="false" fo:text-indent="0.25in" style:auto-text-indent="false"/>
    </style:style>
    <style:style style:name="P12" style:family="paragraph" style:parent-style-name="Frame_20_contents">
      <style:paragraph-properties fo:margin-left="0.5in" fo:margin-right="0in" fo:margin-top="0in" fo:margin-bottom="0in" loext:contextual-spacing="false" fo:line-height="0.1665in" fo:text-align="start" style:justify-single-word="false" fo:text-indent="0.5in" style:auto-text-indent="false"/>
    </style:style>
    <style:style style:name="P13" style:family="paragraph">
      <loext:graphic-properties draw:fill="solid" draw:fill-color="#cfe2f3"/>
      <style:paragraph-properties fo:text-align="start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fo:font-weight="bold" style:font-name-asian="Arial1" style:font-size-asian="9pt" style:font-style-asian="normal" style:font-weight-asian="bold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fo:font-weight="normal" style:font-name-asian="Arial1" style:font-size-asian="9pt" style:font-style-asian="normal" style:font-weight-asian="normal" style:font-name-complex="Arial1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 style:parent-style-name="Frame">
      <style:graphic-properties draw:stroke="solid" svg:stroke-width="0.0102in" svg:stroke-color="#000000" draw:stroke-linejoin="round" draw:fill="solid" draw:fill-color="#cfe2f3" draw:textarea-vertical-align="middle" draw:auto-grow-height="false" fo:min-height="2.3319in" fo:min-width="6.9409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ystem Design Parameters</text:span></text:p>
      <text:p text:style-name="P1"/>
      <text:p text:style-name="P1"><draw:custom-shape text:anchor-type="as-char" draw:z-index="0" draw:style-name="gr1" draw:text-style-name="P13" svg:width="7.1406in" svg:height="2.5315in"><text:p text:style-name="P10"><text:span text:style-name="T2">What would be a good system design (high level) to handle incoming messages? </text:span></text:p><text:p text:style-name="P10"/><text:p text:style-name="P11"><text:span text:style-name="T3">The system would need to handle periods with high bursts of messages (10k m/s) and periods with no messages at all (during the night for instance). </text:span></text:p><text:p text:style-name="P12"/><text:p text:style-name="P11"><text:span text:style-name="T3">Messages are collected from multiple social media sources at different (random) intervals and are matched to cases. </text:span></text:p><text:p text:style-name="P12"/><text:p text:style-name="P11"><text:span text:style-name="T3">We discard the messages that don’t match to any case. </text:span></text:p><text:p text:style-name="P12"/><text:p text:style-name="P11"><text:span text:style-name="T3">Different users might see the same message if they have similar queries. </text:span></text:p><text:p text:style-name="P12"/><text:p text:style-name="P11"><text:span text:style-name="T3">Messages are delivered in realtime to the frontend. </text:span></text:p><text:p text:style-name="P12"/><text:p text:style-name="P11"><text:span text:style-name="T3">Also important to mention that we have multiple data enrichment pipelines like </text:span><text:span text:style-name="T2">language recognition</text:span><text:span text:style-name="T3">, </text:span><text:span text:style-name="T2">text summarization</text:span><text:span text:style-name="T3">, </text:span><text:span text:style-name="T2">sentiment analysis,</text:span><text:span text:style-name="T3"> etc. We expect to see a high level diagram explaining the flow of data. </text:span></text:p><text:p text:style-name="P12"/><text:p text:style-name="P11"><text:span text:style-name="T3">No need to expand too much on the data structures. </text:span></text:p><text:p text:style-name="P12"/><text:p text:style-name="P11"><text:span text:style-name="T3">Feel free to make your ssumptions, there’s no single right answer. We will value the thought process more than the end result.</text:span></text:p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4"><text:span text:style-name="T4"><text:tab/>Assumptions : </text:span></text:p>
      <text:list xml:id="list2207526198" text:style-name="WWNum1">
        <text:list-item>
          <text:p text:style-name="P5">DAU : 1 million</text:p>
        </text:list-item>
        <text:list-item>
          <text:p text:style-name="P5">Request Size : 0.3 MB</text:p>
        </text:list-item>
        <text:list-item>
          <text:p text:style-name="P5">Average Request Size : 100 Bytes</text:p>
        </text:list-item>
        <text:list-item>
          <text:p text:style-name="P5">Time To Store : 10 years</text:p>
        </text:list-item>
        <text:list-item>
          <text:p text:style-name="P5">Requests Per Day : 200 Million</text:p>
        </text:list-item>
      </text:list>
      <text:p text:style-name="P7"/>
      <text:p text:style-name="P6"><text:span text:style-name="T4">Traffic Estimation</text:span></text:p>
      <text:p text:style-name="P4"><text:tab/><draw:frame draw:style-name="fr1" text:anchor-type="as-char" svg:width="2.9402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text:anchor-type="as-char" svg:width="2.4299in" svg:height="0.1839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1" text:anchor-type="as-char" svg:width="3.8453in" svg:height="0.1839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1" text:anchor-type="as-char" svg:width="3.828in" svg:height="0.1839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9"><text:span text:style-name="T4"><text:tab/>Memory Estimation</text:span></text:p>
      <text:p text:style-name="Standard"><text:tab/><draw:frame draw:style-name="fr1" text:anchor-type="as-char" svg:width="2.7043in" svg:height="0.1839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<draw:frame draw:style-name="fr1" text:anchor-type="as-char" svg:width="1.2228in" svg:height="0.1839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1" text:anchor-type="as-char" svg:width="1.0957in" svg:height="0.1839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9"><text:span text:style-name="T4"><text:tab/>Bandwidth Estimation</text:span></text:p>
      <text:p text:style-name="Standard"><text:tab/><draw:frame draw:style-name="fr1" text:anchor-type="as-char" svg:width="2.7984in" svg:height="0.1839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P6"><draw:frame draw:style-name="fr1" text:anchor-type="as-char" svg:width="2.439in" svg:height="0.1839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9"><text:span text:style-name="T4">Storage Estimation</text:span></text:p>
      <text:p text:style-name="Standard"><text:tab/><draw:frame draw:style-name="fr1" text:anchor-type="as-char" svg:width="2.9283in" svg:height="0.1839in" draw:z-index="0"><draw:object xlink:href="./Object 20" xlink:type="simple" xlink:show="embed" xlink:actuate="onLoad"/><draw:image xlink:href="./ObjectReplacements/Object 20" xlink:type="simple" xlink:show="embed" xlink:actuate="onLoad"/></draw:frame></text:p>
      <text:p text:style-name="P6"><draw:frame draw:style-name="fr1" text:anchor-type="as-char" svg:width="2.8484in" svg:height="0.1839in" draw:z-index="0"><draw:object xlink:href="./Object 22" xlink:type="simple" xlink:show="embed" xlink:actuate="onLoad"/><draw:image xlink:href="./ObjectReplacements/Object 2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t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t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3in" fo:margin-bottom="1in" fo:margin-left="0in" fo:margin-right="1in" style:writing-mode="lr-tb" style:layout-grid-color="#c0c0c0" style:layout-grid-lines="26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11" meta:page-count="1" meta:paragraph-count="32" meta:word-count="195" meta:character-count="1155" meta:non-whitespace-character-count="969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n>200</mn>
      <mi mathvariant="italic">Million</mi>
      <mi mathvariant="italic">Requests</mi>
      <mi>x</mi>
      <mn>100</mn>
      <mrow>
        <mi mathvariant="italic">Bytes</mi>
        <mo stretchy="false">=</mo>
        <mn>20</mn>
      </mrow>
      <mi mathvariant="italic">GB</mi>
    </mrow>
    <annotation encoding="StarMath 5.0">200 Million Requests x 100 Bytes = 20GB</annotation>
  </semantics>
</math>
</file>

<file path=Object 12/content.xml><?xml version="1.0" encoding="utf-8"?>
<math xmlns="http://www.w3.org/1998/Math/MathML" display="block">
  <semantics>
    <mrow>
      <mn>20</mn>
      <mi mathvariant="italic">GB</mi>
      <mi>x</mi>
      <mrow>
        <mn>0.2</mn>
        <mo stretchy="false">=</mo>
        <mn>4</mn>
      </mrow>
      <mi mathvariant="italic">GB</mi>
    </mrow>
    <annotation encoding="StarMath 5.0">20 GB x 0.2 = 4GB</annotation>
  </semantics>
</math>
</file>

<file path=Object 14/content.xml><?xml version="1.0" encoding="utf-8"?>
<math xmlns="http://www.w3.org/1998/Math/MathML" display="block">
  <semantics>
    <mrow>
      <mn>4</mn>
      <mi mathvariant="italic">GB</mi>
      <mi>x</mi>
      <mrow>
        <mn>3</mn>
        <mo stretchy="false">=</mo>
        <mn>12</mn>
      </mrow>
      <mi mathvariant="italic">GB</mi>
    </mrow>
    <annotation encoding="StarMath 5.0">4GB x 3 = 12 GB</annotation>
  </semantics>
</math>
</file>

<file path=Object 16/content.xml><?xml version="1.0" encoding="utf-8"?>
<math xmlns="http://www.w3.org/1998/Math/MathML" display="block">
  <semantics>
    <mrow>
      <mn>200</mn>
      <mi mathvariant="italic">Million</mi>
      <mi mathvariant="italic">Requests</mi>
      <mi>x</mi>
      <mn>0.3</mn>
      <mrow>
        <mi mathvariant="italic">MB</mi>
        <mo stretchy="false">=</mo>
        <mn>60000</mn>
      </mrow>
      <mi mathvariant="italic">GB</mi>
    </mrow>
    <annotation encoding="StarMath 5.0">200 Million Requests x 0.3 MB = 60000GB</annotation>
  </semantics>
</math>
</file>

<file path=Object 18/content.xml><?xml version="1.0" encoding="utf-8"?>
<math xmlns="http://www.w3.org/1998/Math/MathML" display="block">
  <semantics>
    <mrow>
      <mrow>
        <mn>60000</mn>
        <mo stretchy="false">/</mo>
        <mrow/>
      </mrow>
      <mrow>
        <mn>86400</mn>
        <mo stretchy="false">=</mo>
        <mn>0.69</mn>
      </mrow>
      <mi mathvariant="italic">GB</mi>
      <mi mathvariant="italic">per</mi>
      <mi mathvariant="italic">second</mi>
    </mrow>
    <annotation encoding="StarMath 5.0">60000 // 86400 = 0.69 GB per second</annotation>
  </semantics>
</math>
</file>

<file path=Object 2/content.xml><?xml version="1.0" encoding="utf-8"?>
<math xmlns="http://www.w3.org/1998/Math/MathML" display="block">
  <semantics>
    <mrow>
      <mn>60</mn>
      <mi mathvariant="italic">seconds</mi>
      <mi>x</mi>
      <mn>60</mn>
      <mrow>
        <mi mathvariant="italic">minutes</mi>
        <mo stretchy="false">=</mo>
        <mn>3600</mn>
      </mrow>
      <mi mathvariant="italic">secs</mi>
      <mi mathvariant="italic">per</mi>
      <mi mathvariant="italic">hour</mi>
    </mrow>
    <annotation encoding="StarMath 5.0">60 seconds x 60 minutes = 3600 secs per hour</annotation>
  </semantics>
</math>
</file>

<file path=Object 20/content.xml><?xml version="1.0" encoding="utf-8"?>
<math xmlns="http://www.w3.org/1998/Math/MathML" display="block">
  <semantics>
    <mrow>
      <mn>1</mn>
      <mi mathvariant="italic">Million</mi>
      <mi mathvariant="italic">Requests</mi>
      <mi>x</mi>
      <mn>0.3</mn>
      <mrow>
        <mi mathvariant="italic">MB</mi>
        <mo stretchy="false">=</mo>
        <mn>0.3</mn>
      </mrow>
      <mi mathvariant="italic">TB</mi>
      <mi mathvariant="italic">per</mi>
      <mi mathvariant="italic">day</mi>
    </mrow>
    <annotation encoding="StarMath 5.0">1 Million Requests x 0.3 MB = 0.3 TB per day</annotation>
  </semantics>
</math>
</file>

<file path=Object 22/content.xml><?xml version="1.0" encoding="utf-8"?>
<math xmlns="http://www.w3.org/1998/Math/MathML" display="block">
  <semantics>
    <mrow>
      <mn>0.3</mn>
      <mi mathvariant="italic">TB</mi>
      <mi>x</mi>
      <mn>365</mn>
      <mi mathvariant="italic">days</mi>
      <mi>x</mi>
      <mn>10</mn>
      <mrow>
        <mi mathvariant="italic">years</mi>
        <mo stretchy="false">=</mo>
        <mn>1.1</mn>
      </mrow>
      <mi mathvariant="italic">Petabytes</mi>
    </mrow>
    <annotation encoding="StarMath 5.0">0.3 TB x 365 days x 10 years = 1.1 Petabytes</annotation>
  </semantics>
</math>
</file>

<file path=Object 4/content.xml><?xml version="1.0" encoding="utf-8"?>
<math xmlns="http://www.w3.org/1998/Math/MathML" display="block">
  <semantics>
    <mrow>
      <mn>3600</mn>
      <mi>x</mi>
      <mn>24</mn>
      <mrow>
        <mi mathvariant="italic">hours</mi>
        <mo stretchy="false">=</mo>
        <mn>86400</mn>
      </mrow>
      <mi mathvariant="italic">secs</mi>
      <mi mathvariant="italic">per</mi>
      <mi mathvariant="italic">day</mi>
    </mrow>
    <annotation encoding="StarMath 5.0">3600 x 24 hours = 86400 secs per day</annotation>
  </semantics>
</math>
</file>

<file path=Object 6/content.xml><?xml version="1.0" encoding="utf-8"?>
<math xmlns="http://www.w3.org/1998/Math/MathML" display="block">
  <semantics>
    <mrow>
      <mn>1</mn>
      <mi mathvariant="italic">Million</mi>
      <mi mathvariant="italic">DAU</mi>
      <mi>x</mi>
      <mn>200</mn>
      <mrow>
        <mi mathvariant="italic">queries</mi>
        <mo stretchy="false">=</mo>
        <mn>200</mn>
      </mrow>
      <mi mathvariant="italic">Million</mi>
      <mi mathvariant="italic">Query</mi>
      <mi mathvariant="italic">Requests</mi>
    </mrow>
    <annotation encoding="StarMath 5.0">1 Million DAU x 200 queries = 200 Million Query Requests</annotation>
  </semantics>
</math>
</file>

<file path=Object 8/content.xml><?xml version="1.0" encoding="utf-8"?>
<math xmlns="http://www.w3.org/1998/Math/MathML" display="block">
  <semantics>
    <mrow>
      <mn>200</mn>
      <mi mathvariant="italic">Million</mi>
      <mrow>
        <mi mathvariant="italic">Requests</mi>
        <mo stretchy="false">/</mo>
        <mrow/>
      </mrow>
      <mrow>
        <mn>86400</mn>
        <mo stretchy="false">=</mo>
        <mn>2315</mn>
      </mrow>
      <mi mathvariant="italic">Requests</mi>
      <mi mathvariant="italic">per</mi>
      <mi mathvariant="italic">second</mi>
    </mrow>
    <annotation encoding="StarMath 5.0">200 Million Requests //  86400= 2315 Requests per second</annotation>
  </semantics>
</math>
</file>